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c621" officeooo:paragraph-rsid="0010c621"/>
    </style:style>
    <style:style style:name="P2" style:family="paragraph" style:parent-style-name="Standard">
      <style:text-properties officeooo:paragraph-rsid="000edae0"/>
    </style:style>
    <style:style style:name="P3" style:family="paragraph" style:parent-style-name="Standard">
      <style:text-properties officeooo:rsid="000edae0" officeooo:paragraph-rsid="000edae0"/>
    </style:style>
    <style:style style:name="P4" style:family="paragraph" style:parent-style-name="Standard">
      <style:text-properties officeooo:paragraph-rsid="001328bf"/>
    </style:style>
    <style:style style:name="P5" style:family="paragraph" style:parent-style-name="Standard">
      <style:text-properties officeooo:rsid="001328bf" officeooo:paragraph-rsid="001328bf"/>
    </style:style>
    <style:style style:name="T1" style:family="text">
      <style:text-properties officeooo:rsid="000edae0"/>
    </style:style>
    <style:style style:name="T2" style:family="text">
      <style:text-properties officeooo:rsid="00127fbf"/>
    </style:style>
    <style:style style:name="T3" style:family="text">
      <style:text-properties officeooo:rsid="001328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i Claude.</text:p>
      <text:p text:style-name="Standard"/>
      <text:p text:style-name="Standard">This project involves creating a static local HTML W3C compliant website focused upon the best practices of "How to use Claude, and <text:span text:style-name="T1">his </text:span>best practices".</text:p>
      <text:p text:style-name="Standard"/>
      <text:p text:style-name="Standard">The static index page will be titled "Claude's Daily Diary".</text:p>
      <text:p text:style-name="Standard"/>
      <text:p text:style-name="Standard">The index page will show a nice header background image of the Claude logo while offering an <text:span text:style-name="T1">'</text:span>up-to-date<text:span text:style-name="T1">'</text:span> index list of the daily accum<text:span text:style-name="T1">ulated</text:span> 'articles', sorted from most recent down.</text:p>
      <text:p text:style-name="Standard"/>
      <text:p text:style-name="P1">The CSS for this whole website should be responsive and be made 'current <text:span text:style-name="T2">and cool</text:span>' in look and feel.</text:p>
      <text:p text:style-name="Standard"/>
      <text:p text:style-name="P2"><text:span text:style-name="T1">For each day, a</text:span>ny relevant 'new entries' should be added to the Index, <text:span text:style-name="T1">named</text:span> <text:span text:style-name="T1">in the format</text:span> "{yyyy-mm-dd} – <text:span text:style-name="T1">{title}</text:span>", <text:span text:style-name="T1">and saved as "./yyyy-mm-dd.html"</text:span></text:p>
      <text:p text:style-name="P2"/>
      <text:p text:style-name="P3">Subsequent entries should be added to the "./yyyy-mm-dd.html" document as to not overwrite existing entries.</text:p>
      <text:p text:style-name="P2"/>
      <text:p text:style-name="P4">I would like you to create a skill named "<text:span text:style-name="T3">sk-</text:span>update-claude-skills" that invokes the behaviour of searching the internet and documenting the most recent 'best practices' and including new features, available from "claude.ai" <text:span text:style-name="T3">(</text:span>and other trusted resources<text:span text:style-name="T3">) and adding them to our current </text:span><text:span text:style-name="T1">"./yyyy-mm-dd.html"</text:span>.</text:p>
      <text:p text:style-name="P4"/>
      <text:p text:style-name="P5">Is this explicit enough or do we need a chat?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3T21:40:04.146803100</meta:creation-date>
    <dc:date>2026-03-13T21:57:58.265329400</dc:date>
    <meta:editing-duration>PT7M32S</meta:editing-duration>
    <meta:editing-cycles>3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9" meta:word-count="177" meta:character-count="1112" meta:non-whitespace-character-count="943"/>
  </office:meta>
</office:document-meta>
</file>